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margin-top="0in" fo:margin-bottom="0in" fo:text-align="justify" style:justify-single-word="false"/>
    </style:style>
    <style:style style:name="P4" style:family="paragraph" style:parent-style-name="Text_20_body">
      <style:paragraph-properties fo:margin-top="0in" fo:margin-bottom="0in" fo:text-align="justify" style:justify-single-word="false" style:writing-mode="lr-tb"/>
      <style:text-properties fo:color="#0000ff" style:font-name="Georgia" fo:font-weight="bold"/>
    </style:style>
    <style:style style:name="P5" style:family="paragraph" style:parent-style-name="Text_20_body">
      <style:paragraph-properties fo:margin-top="0in" fo:margin-bottom="0in" fo:text-align="justify" style:justify-single-word="false" style:writing-mode="lr-tb"/>
    </style:style>
    <style:style style:name="P6" style:family="paragraph" style:parent-style-name="Text_20_body">
      <style:paragraph-properties fo:text-align="justify" style:justify-single-word="false" style:writing-mode="lr-tb"/>
    </style:style>
    <style:style style:name="P7" style:family="paragraph" style:parent-style-name="Quotations">
      <style:text-properties fo:font-weight="bold"/>
    </style:style>
    <style:style style:name="P8" style:family="paragraph" style:parent-style-name="Quotations">
      <style:paragraph-properties fo:text-align="start" style:justify-single-word="false" style:writing-mode="lr-tb"/>
      <style:text-properties fo:font-weight="bold"/>
    </style:style>
    <style:style style:name="T1" style:family="text">
      <style:text-properties fo:color="#351c75" style:font-name="Georgia" fo:font-weight="bold"/>
    </style:style>
    <style:style style:name="T2" style:family="text">
      <style:text-properties fo:font-style="italic"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ep by step Installation of Komodo Edit 6 on Ubuntu </text:h>
      <text:section text:style-name="Sect1" text:name="post-body-6610238309282931722">
        <text:p text:style-name="P4">Step by step Installation of Komodo Edit 6 on Ubuntu</text:p>
        <text:p text:style-name="P5"/>
        <text:p text:style-name="P6"><text:span text:style-name="T1">Step 1 :</text:span>Open the terminal by pressing the CTL + ALT + T from your keyboard. When the terminal opens, run the following command in the terminal to download Komodo-Edit zip file on Ubuntu.</text:p>
        <text:p text:style-name="P8">$ wget http://download.activestate.com/Komodo/releases/6.1.3/Komodo-Edit-6.1.3-8844-linux-libcpp6-x86.tar.gz </text:p>
        <text:p text:style-name="P6"><text:span text:style-name="T1">Step 2 : </text:span>After downloading the zip file, run the following command in the terminal to extract content of  downloaded zip file on Ubuntu. </text:p>
        <text:p text:style-name="P8">$ tar xzvf Komodo-Edit-6.1.3-8844-linux-libcpp6-x86.tar.gz</text:p>
        <text:p text:style-name="P6"><text:span text:style-name="T1">Step 3 : </text:span>Now, enter into the extracted folder by running the following command in the terminal.</text:p>
        <text:p text:style-name="P8">$ cd Komodo-Edit-6.1.3-8844-linux-libcpp6-x86/ </text:p>
        <text:p text:style-name="P6"><text:span text:style-name="T1">Step 4 : </text:span>Finally, run the following command in the terminal to install Komodo-Edit on your Ubuntu system.</text:p>
        <text:p text:style-name="P8">$ sudo ./install.sh </text:p>
      </text:section>
      <text:p text:style-name="P1"><text:span text:style-name="T1">Step 5 : </text:span>Now, While installing when prompted to specify the which directory or folder to install Komodo Edit on your Ubuntu system, then run the following command in the terminal. </text:p>
      <text:p text:style-name="P7">$ /opt/Komodo-Edit-6/ </text:p>
      <text:p text:style-name="P2"><text:span text:style-name="T1">Step 6 : </text:span>After installing the Komodo Edit on your Ubuntu system, run the following command in the terminal to complete the process.</text:p>
      <text:p text:style-name="P7">$ export PATH="/opt/Komodo-Edit-6/bin:$PATH" </text:p>
      <text:p text:style-name="P3"><text:span text:style-name="T1">Step 7 : </text:span>Now the installation of Komodo Edit is complete and you can ‘<text:span text:style-name="T2">Komodo-Edit’</text:span> from Dash on Ubuntu 11.10. That's All and now enjoy the programming on Komodo Edit.</text:p>
      <text:p text:style-name="P2"><text:span text:style-name="T1">Step 8 :  </text:span>Now open terminal and type Komodo to lunch the edito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, 'Times New Roman', 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06:29:39</meta:creation-date>
    <dc:date>2013-03-28T06:30:17</dc:date>
    <meta:editing-duration>P0D</meta:editing-duration>
    <meta:editing-cycles>1</meta:editing-cycles>
    <meta:document-statistic meta:table-count="0" meta:image-count="0" meta:object-count="0" meta:page-count="1" meta:paragraph-count="16" meta:word-count="228" meta:character-count="1469" meta:non-whitespace-character-count="1247"/>
    <meta:generator>LibreOffice/3.5$Linux_x86 LibreOffice_project/350m1$Build-202</meta:generator>
  </office:meta>
</office:document-meta>
</file>